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_one" text:anchor-type="paragraph" svg:x="5.4mm" svg:y="14.15mm" svg:width="49.76mm" draw:z-index="0"><draw:text-box fo:min-height="38.89mm"><text:p text:style-name="Frame_20_contents"/></draw:text-box><svg:desc>Frame ONE</svg:desc></draw:frame><draw:frame draw:style-name="fr1" draw:name="Frame_two" text:anchor-type="paragraph" svg:x="114.67mm" svg:y="13.35mm" svg:width="51.08mm" draw:z-index="1"><draw:text-box fo:min-height="40.23mm"><text:p text:style-name="Frame_20_contents"/></draw:text-box><svg:desc>Frame TWO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mour Spirit</meta:initial-creator>
    <meta:creation-date>2023-03-14T16:33:31.975000000</meta:creation-date>
    <dc:date>2023-03-14T16:54:51.927000000</dc:date>
    <dc:creator>Amour Spirit</dc:creator>
    <meta:editing-duration>PT4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6.2$Windows_X86_64 LibreOffice_project/c28ca90fd6e1a19e189fc16c05f8f8924961e12e</meta:generator>
  </office:meta>
</office:document-meta>
</file>